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font-size="12pt" style:font-size-asian="12pt" style:font-name-complex="DejaVu Sans1" style:font-size-complex="12pt"/>
    </style:style>
    <style:style style:name="P2" style:family="paragraph" style:parent-style-name="Standard">
      <style:paragraph-properties fo:text-align="justify" style:justify-single-word="false"/>
      <style:text-properties style:font-name="DejaVu Sans" fo:font-size="12pt" officeooo:rsid="0019b12f" officeooo:paragraph-rsid="0017a6b1" style:font-size-asian="12pt" style:font-name-complex="DejaVu Sans1" style:font-size-complex="12pt"/>
    </style:style>
    <style:style style:name="P3" style:family="paragraph" style:parent-style-name="Standard">
      <style:paragraph-properties fo:text-align="justify" style:justify-single-word="false"/>
      <style:text-properties style:font-name="DejaVu Sans" fo:font-size="12pt" style:font-size-asian="12pt" style:font-size-complex="12pt"/>
    </style:style>
    <style:style style:name="P4" style:family="paragraph" style:parent-style-name="Standard">
      <style:paragraph-properties fo:text-align="justify" style:justify-single-word="false"/>
      <style:text-properties style:font-name="DejaVu Sans" fo:font-size="12pt" officeooo:rsid="0017a6b1" officeooo:paragraph-rsid="0017a6b1" style:font-size-asian="12pt" style:font-size-complex="12pt"/>
    </style:style>
    <style:style style:name="P5" style:family="paragraph" style:parent-style-name="Standard">
      <style:paragraph-properties fo:text-align="justify" style:justify-single-word="false"/>
      <style:text-properties style:font-name="DejaVu Sans" fo:font-size="12pt" officeooo:rsid="001ba6e0" officeooo:paragraph-rsid="001ba6e0" style:font-size-asian="12pt" style:font-size-complex="12pt"/>
    </style:style>
    <style:style style:name="P6" style:family="paragraph" style:parent-style-name="Standard">
      <style:paragraph-properties fo:text-align="justify" style:justify-single-word="false"/>
      <style:text-properties style:font-name="DejaVu Sans" fo:font-size="12pt" officeooo:rsid="001e3873" officeooo:paragraph-rsid="001e3873" style:font-size-asian="12pt" style:font-size-complex="12pt"/>
    </style:style>
    <style:style style:name="P7" style:family="paragraph" style:parent-style-name="Standard">
      <style:paragraph-properties fo:text-align="justify" style:justify-single-word="false"/>
      <style:text-properties style:font-name="DejaVu Sans" fo:font-size="12pt" officeooo:rsid="00219aff" officeooo:paragraph-rsid="00219aff" style:font-size-asian="12pt" style:font-size-complex="12pt"/>
    </style:style>
    <style:style style:name="P8" style:family="paragraph" style:parent-style-name="Standard">
      <style:paragraph-properties fo:text-align="justify" style:justify-single-word="false"/>
      <style:text-properties style:font-name="DejaVu Sans" fo:font-size="12pt" officeooo:rsid="00224578" officeooo:paragraph-rsid="00224578" style:font-size-asian="12pt" style:font-size-complex="12pt"/>
    </style:style>
    <style:style style:name="P9" style:family="paragraph" style:parent-style-name="Standard" style:master-page-name="Standard">
      <style:paragraph-properties fo:text-align="justify" style:justify-single-word="false" style:page-number="auto"/>
      <style:text-properties style:font-name="DejaVu Sans" fo:font-size="12pt" style:font-size-asian="12pt" style:font-name-complex="DejaVu Sans1" style:font-size-complex="12pt"/>
    </style:style>
    <style:style style:name="P10" style:family="paragraph" style:parent-style-name="Standard">
      <style:paragraph-properties fo:text-align="justify" style:justify-single-word="false"/>
      <style:text-properties style:font-name="DejaVu Sans" fo:font-size="12pt" officeooo:rsid="00224578" officeooo:paragraph-rsid="00224578" style:font-size-asian="12pt" style:font-size-complex="12pt"/>
    </style:style>
    <style:style style:name="P11" style:family="paragraph" style:parent-style-name="Standard">
      <style:paragraph-properties fo:text-align="justify" style:justify-single-word="false"/>
      <style:text-properties style:font-name="DejaVu Sans" fo:font-size="12pt" officeooo:rsid="0027046a" officeooo:paragraph-rsid="00277ad2" style:font-size-asian="12pt" style:font-size-complex="12pt"/>
    </style:style>
    <style:style style:name="P12" style:family="paragraph" style:parent-style-name="Standard">
      <style:paragraph-properties fo:text-align="justify" style:justify-single-word="false"/>
      <style:text-properties style:font-name="DejaVu Sans" fo:font-size="12pt" officeooo:rsid="00277ad2" officeooo:paragraph-rsid="00277ad2" style:font-size-asian="12pt" style:font-size-complex="12pt"/>
    </style:style>
    <style:style style:name="P13" style:family="paragraph" style:parent-style-name="Standard">
      <style:paragraph-properties fo:text-align="justify" style:justify-single-word="false"/>
      <style:text-properties style:font-name="DejaVu Sans" fo:font-size="12pt" officeooo:rsid="0017a6b1" officeooo:paragraph-rsid="002a3c16" style:font-size-asian="12pt" style:font-size-complex="12pt"/>
    </style:style>
    <style:style style:name="T1" style:family="text">
      <style:text-properties style:font-name-complex="DejaVu Sans1"/>
    </style:style>
    <style:style style:name="T2" style:family="text">
      <style:text-properties officeooo:rsid="0015f8a0" style:font-name-complex="DejaVu Sans1"/>
    </style:style>
    <style:style style:name="T3" style:family="text">
      <style:text-properties officeooo:rsid="0017a6b1" style:font-name-complex="DejaVu Sans1"/>
    </style:style>
    <style:style style:name="T4" style:family="text">
      <style:text-properties officeooo:rsid="0019c282" style:font-name-complex="DejaVu Sans1"/>
    </style:style>
    <style:style style:name="T5" style:family="text">
      <style:text-properties officeooo:rsid="0017eeba" style:font-name-complex="DejaVu Sans1"/>
    </style:style>
    <style:style style:name="T6" style:family="text">
      <style:text-properties officeooo:rsid="001a4f88" style:font-name-complex="DejaVu Sans1"/>
    </style:style>
    <style:style style:name="T7" style:family="text">
      <style:text-properties officeooo:rsid="001fc78e" style:font-name-complex="DejaVu Sans1"/>
    </style:style>
    <style:style style:name="T8" style:family="text">
      <style:text-properties officeooo:rsid="00219aff" style:font-name-complex="DejaVu Sans1"/>
    </style:style>
    <style:style style:name="T9" style:family="text">
      <style:text-properties officeooo:rsid="002a3c16" style:font-name-complex="DejaVu Sans1"/>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bstract</text:p>
      <text:p text:style-name="P1"/>
      <text:p text:style-name="P3"><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13"><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13"><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1. Uvod</text:p>
      <text:p text:style-name="P5"/>
      <text:p text:style-name="P7">U uvodnom dijelu pokusacemo razmotriti pozadinska razmatranja koja vode do izucavanja klase konacnih diskretnih modela nazvanih celijski automati. Prvo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5"/>
      <text:p text:style-name="P6">1.1 Pregled</text:p>
      <text:p text:style-name="P5"/>
      <text:p text:style-name="P8">Pocnimo prvo od pokusaja shvatanja kakve vrste modela predstavljaju celijski automati. <text:s/><text:span text:style-name="T12">Zato cemo prvo krenuti od specificnog primjera.</text:span></text:p>
      <text:p text:style-name="P8"/>
      <text:p text:style-name="P8">Najjednostavniji takav je primjer je beskonacna dvodimenzionalna ravna ploca prekrivena kvadratima koje cemo nazvati celije.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8"/>
      <text:p text:style-name="P8">// <text:span text:style-name="T14">slika 1 – celija sa susjedstvom</text:span></text:p>
      <text:p text:style-name="P8"/>
      <text:p text:style-name="P12">Na slici 1 imamo prikazanu dosad opisanu celiju sa svojim susjednim celijama, te svaka od njih ima svoje definisano stanje. </text:p>
      <text:p text:style-name="P8"/>
      <text:p text:style-name="P8">// <text:span text:style-name="T14">slika 2 – 2D grid sa pocetnom konfiguracijom</text:span></text:p>
      <text:p text:style-name="P8"/>
      <text:p text:style-name="P11"><text:span text:style-name="T15">Na slici 2 prikazan je skupe celija koje zajedno cine 2d grid. Primijetimo da je nemoguce simulirati beskonacni grid konacnim kompjutacionim metodama, pa se u praksi gotovo uvijek ogranicavamo na konacne dimenzije. Ovdje nastaje problem sta raditi sa rubnim celijama, te ce ta tematika biti detaljnije kasnije obradjena. </text:span></text:p>
      <text:p text:style-name="P11"/>
      <text:p text:style-name="P11">Ovakav raspored nazvacemo konfiguracija. U konfiguraciji, svaka celija ima svoje 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text:span><text:soft-page-break/><text:span text:style-name="T15">organizovanih celija sa svojim pocetnim stanjima u konacnom gridu nazivamo inicijalna konfiguracija grida.</text:span></text:p>
      <text:p text:style-name="P11"/>
      <text:p text:style-name="P11"/>
      <text:p text:style-name="P5"/>
      <text:p text:style-name="P5">1.<text:span text:style-name="T10">2</text:span> Historija</text:p>
      <text:p text:style-name="P5"/>
      <text:p text:style-name="P5"/>
      <text:p text:style-name="P5"/>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6-23T16:30:45.225044314</dc:date>
    <meta:editing-cycles>23</meta:editing-cycles>
    <meta:editing-duration>PT5H1M53S</meta:editing-duration>
    <meta:generator>LibreOffice/4.2.8.2$Linux_X86_64 LibreOffice_project/420m0$Build-2</meta:generator>
    <meta:document-statistic meta:table-count="0" meta:image-count="0" meta:object-count="0" meta:page-count="3" meta:paragraph-count="15" meta:word-count="517" meta:character-count="3506" meta:non-whitespace-character-count="2994"/>
    <meta:user-defined meta:name="KSOProductBuildVer">1033-9.1.0.4953</meta:user-defined>
  </office:meta>
</office:document-meta>
</file>